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 = (Rs-550)/137.5</text:p>
          </table:table-cell>
          <table:table-cell office:value-type="string" calcext:value-type="string">
            <text:p>Rs = resistencia (Ohm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 = tensao do solo (cb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e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([.A5]-550)/137.5" office:value-type="float" office:value="9.06181818181818" calcext:value-type="float">
            <text:p>9.06181818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&lt; Ta &lt; 10</text:p>
          </table:table-cell>
          <table:table-cell office:value-type="string" calcext:value-type="string">
            <text:p>solo saturado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[.A6]-550)/137.5"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 &lt; Ta &lt; 20</text:p>
          </table:table-cell>
          <table:table-cell office:value-type="string" calcext:value-type="string">
            <text:p>solo adequadamente umido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([.A7]-550)/137.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0 &lt; Ta &lt; 60</text:p>
          </table:table-cell>
          <table:table-cell office:value-type="string" calcext:value-type="string">
            <text:p>indicativo para regar o solo (excedo barro pesado)</text:p>
          </table:table-cell>
        </table:table-row>
        <table:table-row table:style-name="ro1">
          <table:table-cell/>
          <table:table-cell table:formula="of:=([.A8]-550)/137.5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60 &lt; Ta &lt; 100</text:p>
          </table:table-cell>
          <table:table-cell office:value-type="string" calcext:value-type="string">
            <text:p>indicativo para regar solo de barro pesado</text:p>
          </table:table-cell>
        </table:table-row>
        <table:table-row table:style-name="ro1">
          <table:table-cell/>
          <table:table-cell table:formula="of:=([.A9]-550)/137.5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100 &lt; Ta &lt; 200</text:p>
          </table:table-cell>
          <table:table-cell office:value-type="string" calcext:value-type="string">
            <text:p>solo se tornando perigosamente árido para plantio</text:p>
          </table:table-cell>
        </table:table-row>
        <table:table-row table:style-name="ro1">
          <table:table-cell/>
          <table:table-cell table:formula="of:=([.A10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1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2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3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4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5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6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7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8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9]-550)/137.5" office:value-type="float" office:value="-4" calcext:value-type="float">
            <text:p>-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2:25:34.840133856</meta:creation-date>
    <dc:date>2016-10-02T12:31:54.640692637</dc:date>
    <meta:editing-duration>PT6M20S</meta:editing-duration>
    <meta:editing-cycles>1</meta:editing-cycles>
    <meta:document-statistic meta:table-count="1" meta:cell-count="38" meta:object-count="0"/>
    <meta:generator>LibreOffice/5.1.5.2$Linux_X86_64 LibreOffice_project/10$Build-2</meta:generator>
  </office:meta>
</office:document-meta>
</file>